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88.2mm"/>
    </style:style>
    <style:style style:name="co11" style:family="table-column">
      <style:table-column-properties fo:break-before="auto" style:column-width="22.67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9.98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6.42mm"/>
    </style:style>
    <style:style style:name="co17" style:family="table-column">
      <style:table-column-properties fo:break-before="auto" style:column-width="138.47mm"/>
    </style:style>
    <style:style style:name="co18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4.75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4.27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5.38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ro8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6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9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8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9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11" style:family="table-cell" style:parent-style-name="Default">
      <style:text-properties fo:font-style="italic" style:font-style-asian="italic" style:font-style-complex="italic"/>
    </style:style>
    <style:style style:name="ce21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3" style:family="table-cell" style:parent-style-name="Default" style:data-style-name="N109"/>
    <style:style style:name="ce21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6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23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34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4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0"/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ext-properties fo:font-style="normal" style:font-style-asian="normal" style:font-style-complex="normal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>
      <style:text-properties fo:color="#999999" fo:font-style="italic" style:font-style-asian="italic" style:font-style-complex="italic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64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</style:style>
    <style:style style:name="ce7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82" style:family="table-cell" style:parent-style-name="Default">
      <style:table-cell-properties fo:background-color="#99ccff" style:vertical-align="top"/>
    </style:style>
    <style:style style:name="ce10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8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90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9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92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93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94" style:family="table-cell" style:parent-style-name="Default">
      <style:table-cell-properties fo:border-bottom="0.51pt solid #000000" fo:border-left="none" fo:border-right="none" fo:border-top="none"/>
    </style:style>
    <style:style style:name="ce195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8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99" style:family="table-cell" style:parent-style-name="Default" style:data-style-name="N110"/>
    <style:style style:name="ce200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201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202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20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0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6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207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214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22" style:family="table-cell" style:parent-style-name="Default" style:data-style-name="N100"/>
    <style:style style:name="ce229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30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3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33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1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7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0" style:family="table-cell" style:parent-style-name="Default" style:data-style-name="N109"/>
    <style:style style:name="ce251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52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3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5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5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9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60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1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6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67" style:family="table-cell" style:parent-style-name="Default" style:data-style-name="N0"/>
    <style:style style:name="ce268" style:family="table-cell" style:parent-style-name="Default">
      <style:text-properties fo:font-style="italic" style:font-style-asian="italic" style:font-style-complex="italic"/>
    </style:style>
    <style:style style:name="ce269" style:family="table-cell" style:parent-style-name="Default">
      <style:text-properties fo:font-style="normal" style:font-style-asian="normal" style:font-style-complex="normal"/>
    </style:style>
    <style:style style:name="ce271" style:family="table-cell" style:parent-style-name="Default">
      <style:text-properties fo:font-weight="normal" style:font-weight-asian="normal" style:font-weight-complex="normal"/>
    </style:style>
    <style:style style:name="ce272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7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7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6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7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78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9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8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2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3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84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5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86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8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89" style:family="table-cell" style:parent-style-name="Default">
      <style:table-cell-properties fo:background-color="transparent"/>
    </style:style>
    <style:style style:name="ce290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92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3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95" style:family="table-cell" style:parent-style-name="Default">
      <style:text-properties fo:font-weight="bold" style:font-weight-asian="bold" style:font-weight-complex="bold"/>
    </style:style>
    <style:style style:name="ce296" style:family="table-cell" style:parent-style-name="Default">
      <style:text-properties fo:color="#999999" fo:font-style="italic" style:font-style-asian="italic" style:font-style-complex="italic"/>
    </style:style>
    <style:style style:name="ce297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8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99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0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302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03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04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5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6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7" style:family="table-cell" style:parent-style-name="Default" style:data-style-name="N109">
      <style:table-cell-properties style:vertical-align="automatic"/>
    </style:style>
    <style:style style:name="ce30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9" style:family="table-cell" style:parent-style-name="Default">
      <style:table-cell-properties style:vertical-align="automatic"/>
    </style:style>
    <style:style style:name="ce31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1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3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1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15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1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7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2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2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22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3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6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7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28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1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2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33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4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5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6" style:family="table-cell" style:parent-style-name="Default">
      <style:table-cell-properties fo:background-color="#99ccff" style:vertical-align="top"/>
    </style:style>
    <style:style style:name="ce33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38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8" style:family="table-cell" style:parent-style-name="Default">
      <style:table-cell-properties fo:wrap-option="wrap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34"/>
        <table:table-column table:style-name="co8" table:default-cell-style-name="ce134"/>
        <table:table-column table:style-name="co5" table:default-cell-style-name="ce134"/>
        <table:table-column table:style-name="co9" table:number-columns-repeated="4" table:default-cell-style-name="ce134"/>
        <table:table-column table:style-name="co5" table:default-cell-style-name="ce134"/>
        <table:table-column table:style-name="co9" table:default-cell-style-name="ce134"/>
        <table:table-column table:style-name="co5" table:default-cell-style-name="ce134"/>
        <table:table-column table:style-name="co10" table:default-cell-style-name="ce134"/>
        <table:table-column table:style-name="co11" table:number-columns-repeated="1001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10"/>
        </table:table-row>
        <table:table-row table:style-name="ro1">
          <table:table-cell table:style-name="ce167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67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9"/>
          <table:table-cell table:style-name="ce167" table:number-columns-repeated="1001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3H30M00S" calcext:value-type="time">
            <text:p>13:30</text:p>
          </table:table-cell>
          <table:table-cell table:style-name="ce128" table:formula="of:=['1. Regression Testing'.$J$3]" office:value-type="time" office:time-value="PT13H30M00S" calcext:value-type="time">
            <text:p>13:3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0M00S" calcext:value-type="time">
            <text:p>01:40</text:p>
          </table:table-cell>
          <table:table-cell table:style-name="ce128" table:formula="of:=['2. Preparation'.$J$3]" office:value-type="time" office:time-value="PT15H10M00S" calcext:value-type="time">
            <text:p>15:1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6H40M00S" calcext:value-type="time">
            <text:p>16:4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7H20M00S" calcext:value-type="time">
            <text:p>17:2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20M00S" calcext:value-type="time">
            <text:p>01:20</text:p>
          </table:table-cell>
          <table:table-cell table:style-name="ce128" table:formula="of:=['7. Upload'.$J$3]" office:value-type="time" office:time-value="PT19H15M00S" calcext:value-type="time">
            <text:p>19:15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3H30M00S" calcext:value-type="time">
            <text:p>03:30</text:p>
          </table:table-cell>
          <table:table-cell table:style-name="ce128" table:formula="of:=['8. Finalization'.$J$3]" office:value-type="time" office:time-value="PT22H15M00S" calcext:value-type="time">
            <text:p>22:15</text:p>
          </table:table-cell>
          <table:table-cell table:style-name="ce129" table:number-columns-repeated="5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10"/>
        </table:table-row>
        <table:table-row table:style-name="ro1">
          <table:table-cell table:style-name="ce167" office:value-type="string" calcext:value-type="string">
            <text:p>The YAT story:</text:p>
          </table:table-cell>
          <table:table-cell table:style-name="ce167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9"/>
          <table:table-cell table:style-name="ce167" table:number-columns-repeated="1001"/>
        </table:table-row>
        <table:table-row table:style-name="ro1">
          <table:table-cell table:style-name="ce168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R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36"/>
          <table:table-cell table:style-name="ce131" office:value-type="string" calcext:value-type="string">
            <text:p>Remarks</text:p>
          </table:table-cell>
          <table:table-cell table:style-name="ce168" table:number-columns-repeated="1001"/>
        </table:table-row>
        <table:table-row table:style-name="ro1">
          <table:table-cell table:style-name="ce168"/>
          <table:table-cell table:style-name="ce119" office:value-type="date" office:date-value="2018-01-12" calcext:value-type="date">
            <text:p>2018-01-12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32" office:value-type="string" calcext:value-type="string">
            <text:p>1.99.90</text:p>
          </table:table-cell>
          <table:table-cell table:style-name="ce132" office:value-type="string" calcext:value-type="string">
            <text:p>1.0.23</text:p>
          </table:table-cell>
          <table:table-cell table:style-name="ce133" office:value-type="string" calcext:value-type="string">
            <text:p>3.5.19</text:p>
          </table:table-cell>
          <table:table-cell table:style-name="ce132" office:value-type="string" calcext:value-type="string">
            <text:p>1.0.18</text:p>
          </table:table-cell>
          <table:table-cell table:style-name="ce133" office:value-type="string" calcext:value-type="string">
            <text:p>0.9.20</text:p>
          </table:table-cell>
          <table:table-cell table:style-name="ce137"/>
          <table:table-cell table:style-name="ce132" office:value-type="string" calcext:value-type="string">
            <text:p>1.5.3</text:p>
          </table:table-cell>
          <table:table-cell table:style-name="ce132" office:value-type="string" calcext:value-type="string">
            <text:p>1.0.0</text:p>
          </table:table-cell>
          <table:table-cell table:style-name="ce132" office:value-type="string" calcext:value-type="string">
            <text:p>1.5.3</text:p>
          </table:table-cell>
          <table:table-cell table:style-name="ce132" office:value-type="string" calcext:value-type="string">
            <text:p>1.2.2</text:p>
          </table:table-cell>
          <table:table-cell table:style-name="ce137"/>
          <table:table-cell table:style-name="ce132" office:value-type="string" calcext:value-type="string">
            <text:p>1815</text:p>
          </table:table-cell>
          <table:table-cell table:style-name="ce137"/>
          <table:table-cell table:style-name="ce132" office:value-type="string" calcext:value-type="string">
            <text:p>Version of auxiliary assemblies (except NUnit which is not distributed) also incremented twice to prevent potential version conflicts at those who have tested the preliminary versions</text:p>
          </table:table-cell>
          <table:table-cell table:style-name="ce168" table:number-columns-repeated="1001"/>
        </table:table-row>
        <table:table-row table:style-name="ro1">
          <table:table-cell table:style-name="ce168"/>
          <table:table-cell table:style-name="ce119" office:value-type="date" office:date-value="2017-10-15" calcext:value-type="date">
            <text:p>2017-10-1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32" office:value-type="string" calcext:value-type="string">
            <text:p>1.99.80</text:p>
          </table:table-cell>
          <table:table-cell table:style-name="ce133" office:value-type="string" calcext:value-type="string">
            <text:p>1.0.21</text:p>
          </table:table-cell>
          <table:table-cell table:style-name="ce133" office:value-type="string" calcext:value-type="string">
            <text:p>3.5.17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0.9.18</text:p>
          </table:table-cell>
          <table:table-cell table:style-name="ce137"/>
          <table:table-cell table:style-name="ce132" office:value-type="string" calcext:value-type="string">
            <text:p>1.5.2</text:p>
          </table:table-cell>
          <table:table-cell table:style-name="ce132"/>
          <table:table-cell table:style-name="ce132" office:value-type="string" calcext:value-type="string">
            <text:p>1.5.2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603</text:p>
          </table:table-cell>
          <table:table-cell table:style-name="ce137"/>
          <table:table-cell table:style-name="ce132" office:value-type="string" calcext:value-type="string">
            <text:p>Version of auxiliary assemblies (except NUnit which is not distributed) also incremented twice to prevent potential version conflicts at those who have tested the preliminary versions</text:p>
          </table:table-cell>
          <table:table-cell table:style-name="ce168" table:number-columns-repeated="1001"/>
        </table:table-row>
        <table:table-row table:style-name="ro1">
          <table:table-cell table:style-name="ce168"/>
          <table:table-cell table:style-name="ce119" office:value-type="date" office:date-value="2017-07-04" calcext:value-type="date">
            <text:p>2017-07-0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32" office:value-type="string" calcext:value-type="string">
            <text:p>1.99.70</text:p>
          </table:table-cell>
          <table:table-cell table:style-name="ce133" office:value-type="string" calcext:value-type="string">
            <text:p>1.0.19</text:p>
          </table:table-cell>
          <table:table-cell table:style-name="ce133" office:value-type="string" calcext:value-type="string">
            <text:p>3.5.15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0.9.16</text:p>
          </table:table-cell>
          <table:table-cell table:style-name="ce137"/>
          <table:table-cell table:style-name="ce132" office:value-type="string" calcext:value-type="string">
            <text:p>1.5.1</text:p>
          </table:table-cell>
          <table:table-cell table:style-name="ce132"/>
          <table:table-cell table:style-name="ce132" office:value-type="string" calcext:value-type="string">
            <text:p>1.5.1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410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30" calcext:value-type="date">
            <text:p>2016-09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style-name="ce24" office:value-type="string" calcext:value-type="string">
            <text:p>1.5.0</text:p>
          </table:table-cell>
          <table:table-cell table:style-name="ce24"/>
          <table:table-cell table:style-name="ce24" office:value-type="string" calcext:value-type="string">
            <text:p>1.5.0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90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17" calcext:value-type="date">
            <text:p>2016-09-1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style-name="ce24" office:value-type="string" calcext:value-type="string">
            <text:p>1.5.0</text:p>
          </table:table-cell>
          <table:table-cell table:style-name="ce24"/>
          <table:table-cell table:style-name="ce24" office:value-type="string" calcext:value-type="string">
            <text:p>1.5.0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2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16" calcext:value-type="date">
            <text:p>2016-09-16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style-name="ce132" office:value-type="string" calcext:value-type="string">
            <text:p>1.5.0</text:p>
          </table:table-cell>
          <table:table-cell table:style-name="ce132"/>
          <table:table-cell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9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13" calcext:value-type="date">
            <text:p>2015-06-1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style-name="ce132" office:value-type="string" calcext:value-type="string">
            <text:p>1.4.1</text:p>
          </table:table-cell>
          <table:table-cell table:style-name="ce132"/>
          <table:table-cell table:style-name="ce132" office:value-type="string" calcext:value-type="string">
            <text:p>1.4.1</text:p>
          </table:table-cell>
          <table:table-cell table:style-name="ce24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07" calcext:value-type="date">
            <text:p>2015-06-0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style-name="ce24" office:value-type="string" calcext:value-type="string">
            <text:p>1.4.0</text:p>
          </table:table-cell>
          <table:table-cell table:style-name="ce24"/>
          <table:table-cell table:style-name="ce24" office:value-type="string" calcext:value-type="string">
            <text:p>1.4.0</text:p>
          </table:table-cell>
          <table:table-cell table:style-name="ce24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01" calcext:value-type="date">
            <text:p>2015-06-0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style-name="ce132" office:value-type="string" calcext:value-type="string">
            <text:p>1.4.0</text:p>
          </table:table-cell>
          <table:table-cell table:style-name="ce132"/>
          <table:table-cell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3-02-02" calcext:value-type="date">
            <text:p>2013-02-02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style-name="ce133" office:value-type="string" calcext:value-type="string">
            <text:p>1.3.1</text:p>
          </table:table-cell>
          <table:table-cell table:style-name="ce133"/>
          <table:table-cell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20" office:value-type="date" office:date-value="2011-12-05" calcext:value-type="date">
            <text:p>2011-12-0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style-name="ce133" office:value-type="string" calcext:value-type="string">
            <text:p>1.3.0</text:p>
          </table:table-cell>
          <table:table-cell table:style-name="ce133"/>
          <table:table-cell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/>
          <table:table-cell table:style-name="ce24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/>
          <table:table-cell table:style-name="ce133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/>
          <table:table-cell table:style-name="ce133" office:value-type="string" calcext:value-type="string">
            <text:p>1.2.8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/>
          <table:table-cell table:style-name="ce133" office:value-type="string" calcext:value-type="string">
            <text:p>1.2.7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24" office:value-type="string" calcext:value-type="string">
            <text:p>1.2.3</text:p>
          </table:table-cell>
          <table:table-cell table:style-name="ce24"/>
          <table:table-cell table:style-name="ce133" office:value-type="string" calcext:value-type="string">
            <text:p>1.2.6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/>
          <table:table-cell table:style-name="ce133" office:value-type="string" calcext:value-type="string">
            <text:p>1.2.5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24"/>
          <table:table-cell table:style-name="ce133" office:value-type="string" calcext:value-type="string">
            <text:p>1.2.4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24"/>
          <table:table-cell table:style-name="ce133" office:value-type="string" calcext:value-type="string">
            <text:p>1.2.3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2.2</text:p>
          </table:table-cell>
          <table:table-cell table:style-name="ce133"/>
          <table:table-cell table:style-name="ce133" office:value-type="string" calcext:value-type="string">
            <text:p>1.2.2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2.1</text:p>
          </table:table-cell>
          <table:table-cell table:style-name="ce133"/>
          <table:table-cell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2.0</text:p>
          </table:table-cell>
          <table:table-cell table:style-name="ce133"/>
          <table:table-cell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1.2</text:p>
          </table:table-cell>
          <table:table-cell table:style-name="ce133"/>
          <table:table-cell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1.1</text:p>
          </table:table-cell>
          <table:table-cell table:style-name="ce133"/>
          <table:table-cell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1.0</text:p>
          </table:table-cell>
          <table:table-cell table:style-name="ce133"/>
          <table:table-cell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0.1</text:p>
          </table:table-cell>
          <table:table-cell table:style-name="ce24"/>
          <table:table-cell table:style-name="ce24" office:value-type="string" calcext:value-type="string">
            <text:p>1.0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0.1</text:p>
          </table:table-cell>
          <table:table-cell table:style-name="ce133"/>
          <table:table-cell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0.0</text:p>
          </table:table-cell>
          <table:table-cell table:style-name="ce133"/>
          <table:table-cell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10"/>
        </table:table-row>
        <table:table-row table:style-name="ro1" table:number-rows-repeated="98302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1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989"/>
          <table:table-cell table:number-columns-repeated="25"/>
        </table:table-row>
        <table:table-row table:style-name="ro1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989"/>
          <table:table-cell table:number-columns-repeated="25"/>
        </table:table-row>
        <table:table-row table:style-name="ro2">
          <table:table-cell table:style-name="ce212" office:value-type="float" office:value="1" calcext:value-type="float">
            <text:p>1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Regress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67])" office:value-type="time" office:time-value="PT13H30M00S" calcext:value-type="time">
            <text:p>13:30</text:p>
          </table:table-cell>
          <table:table-cell table:style-name="ce238" table:formula="of:=['0. Overview'.$J$3]" office:value-type="time" office:time-value="PT00H00M00S" calcext:value-type="time">
            <text:p>00:00</text:p>
          </table:table-cell>
          <table:table-cell table:style-name="ce244" table:formula="of:=MAX([.I4:.I65567])" office:value-type="time" office:time-value="PT13H30M00S" calcext:value-type="time">
            <text:p>13:30</text:p>
          </table:table-cell>
          <table:table-cell table:style-name="ce249" table:number-columns-repeated="989"/>
          <table:table-cell table:number-columns-repeated="25"/>
        </table:table-row>
        <table:table-row table:style-name="ro1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7"/>
          <table:table-cell table:style-name="ce219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coding style check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4])+[.G5]" office:value-type="time" office:time-value="PT00H30M00S" calcext:value-type="time">
            <text:p>00:30</text:p>
          </table:table-cell>
          <table:table-cell table:style-name="ce246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1.1.1." calcext:value-type="string">
            <text:p>1.1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7"/>
          <table:table-cell table:style-name="ce219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ssembly check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13])+[.G14]" office:value-type="time" office:time-value="PT01H30M00S" calcext:value-type="time">
            <text:p>01:30</text:p>
          </table:table-cell>
          <table:table-cell table:style-name="ce248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4" table:formula="of:=['3. Final Testing'.E17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9]); &quot;.&quot;)" office:value-type="string" office:string-value="1.2.2." calcext:value-type="string">
            <text:p>1.2.2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9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1]); &quot;.&quot;)" office:value-type="string" office:string-value="1.2.3." calcext:value-type="string">
            <text:p>1.2.3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1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2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5]" office:value-type="string" office:string-value="CA1002 : DoNotExposeGenericLists @ 4 locations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6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8]); &quot;.&quot;)" office:value-type="string" office:string-value="1.2.4." calcext:value-type="string">
            <text:p>1.2.4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9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31]); &quot;.&quot;)" office:value-type="string" office:string-value="1.2.5." calcext:value-type="string">
            <text:p>1.2.5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31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32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4]" office:value-type="string" office:string-value="148 expected errors/warnings:" calcext:value-type="string">
            <text:p>14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5]" office:value-type="string" office:string-value="CA1002 : DoNotExposeGenericLists @ 56 locations" calcext:value-type="string">
            <text:p>CA1002 : DoNotExposeGenericLists @ 5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6]" office:value-type="string" office:string-value="CA2214 : DoNotCallOverridableMethodsInConstructors @ 92 locations" calcext:value-type="string">
            <text:p>CA2214 : DoNotCallOverridableMethodsInConstructors @ 9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7"/>
          <table:table-cell table:style-name="ce219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utomated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39])+[.G40]" office:value-type="time" office:time-value="PT07H30M00S" calcext:value-type="time">
            <text:p>07:30</text:p>
          </table:table-cell>
          <table:table-cell table:style-name="ce248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40]; COUNTA([.C$41:.C41]); &quot;.&quot;)" office:value-type="string" office:string-value="1.3.1." calcext:value-type="string">
            <text:p>1.3.1.</text:p>
          </table:table-cell>
          <table:table-cell table:style-name="ce228" office:value-type="string" calcext:value-type="string">
            <text:p></text:p>
          </table:table-cell>
          <table:table-cell table:style-name="ce46" table:formula="of:=['3. Final Testing'.E41]" office:value-type="string" office:string-value="Ensure that test environment is fully ready (VSPE, loopbacks, MT-SICS,…)" calcext:value-type="string">
            <text:p>Ensure that test environment is fully ready (VSPE, loopbacks, MT-SICS,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0]; COUNTA([.C$41:.C43]); &quot;.&quot;)" office:value-type="string" office:string-value="1.3.2." calcext:value-type="string">
            <text:p>1.3.2.</text:p>
          </table:table-cell>
          <table:table-cell table:style-name="ce228" office:value-type="string" calcext:value-type="string">
            <text:p></text:p>
          </table:table-cell>
          <table:table-cell table:style-name="ce44" table:formula="of:=['3. Final Testing'.E43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4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7]); &quot;.&quot;)" office:value-type="string" office:string-value="1.3.3." calcext:value-type="string">
            <text:p>1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9]); &quot;.&quot;)" office:value-type="string" office:string-value="1.3.4." calcext:value-type="string">
            <text:p>1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Debug" <text:span text:style-name="T2">('Debug' @ regression + 'Release'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5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7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9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0]" office:value-type="string" office:string-value="&gt; MKY.IO.Usb.Test (0'20'' but see note below)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1]" office:value-type="string" office:string-value="&gt; YAT.Controller.Test (0'20'' but see issue below)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2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3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4]" office:value-type="string" office:string-value="    &gt; Clear (0'05'')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5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6]" office:value-type="string" office:string-value="    &gt; Connection (1'40'')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7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8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9]" office:value-type="string" office:string-value="    &gt; Stress (0'00'' but see note below)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0]" office:value-type="string" office:string-value="    &gt; Transmission (9'30'' but see issues below)" calcext:value-type="string">
            <text:p><text:s text:c="4"/>&gt; Transmission (9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1]" office:value-type="string" office:string-value="        &gt; MTSicsDevice (1'10'')" calcext:value-type="string">
            <text:p><text:s text:c="8"/>&gt; MTSicsDevice (1'1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2]" office:value-type="string" office:string-value="        &gt; OneWay (3'20'')" calcext:value-type="string">
            <text:p><text:s text:c="8"/>&gt; OneWay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3]" office:value-type="string" office:string-value="        &gt; Repeating (4'30'')" calcext:value-type="string">
            <text:p><text:s text:c="8"/>&gt; Repeating (4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4]" office:value-type="string" office:string-value="        &gt; TwoWay (0'30'')" calcext:value-type="string">
            <text:p><text:s text:c="8"/>&gt; TwoWay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5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6]" office:value-type="string" office:string-value="&gt; YAT.View.Test (0'30'' but see note below)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8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211" table:formula="of:=['3. Final Testing'.E79]" office:value-type="string" office:string-value="MKY.IO.Ports.Test.SerialPort.ConnectionTest.TestDisconnectReconnect...() fail when running in sequence with previous tests, but pass when running as single test&#10;                                                               =&gt; For failed tests: Close NUnit, reconfigure USB Hubs, then run first failed test again, then redo for second fail test&#10;                                                               =&gt; Don't forget to close and reconfigure after the last test&#10;                                                                   (Note that test has successfully completed on release configuration when releasing 1.99.90 on 2018-01-12 :-)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failed tests: Close NUnit, reconfigure USB Hubs, then run first failed test again, then redo for second fail test</text:p>
            <text:p>                                                               =&gt; Don't forget to close and reconfigure after the last test</text:p>
            <text:p>                                                                   (Note that test has successfully completed on release configuration when releasing 1.99.90 on 2018-01-12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0]" office:value-type="string" office:string-value="MKY.IO.Serial.Socket.Test.*.IPLoopbacks for 'OnSpecificIPv4/6Interface' =&gt; Assert.Ignore() =&gt; yellow bar =&gt; Install/config of &quot;TAP-Win32 Adapter&quot; is required" calcext:value-type="string">
            <text:p>MKY.IO.Serial.Socket.Test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1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1"/>
          <table:table-cell table:style-name="ce228"/>
          <table:table-cell table:style-name="ce211" table:formula="of:=['3. Final Testing'.E82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failed tests again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3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4]" office:value-type="string" office:string-value="YAT.Model.Test.MTSicsDeviceTest sometimes fails =&gt; Simply run the failed tests again" calcext:value-type="string">
            <text:p>YAT.Model.Test.MTSicsDeviceTest sometimes fails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5]" office:value-type="string" office:string-value="YAT.Model.Test.Transmission.*.IPLoopbacks for 'OnSpecificIPv4/6Interface' =&gt; Assert.Ignore() =&gt; yellow bar =&gt; Install/config of &quot;TAP-Win32 Adapter&quot; is required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6]" office:value-type="string" office:string-value="YAT.Model.Test.Transmission.OneWay.LoopbackSelfs may fail in any case because long lines get mixed up (DirChangeLineBreak, bug #371)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7]" office:value-type="string" office:string-value="YAT.Model.Test.Transmission.OneWay.LoopbackSelfs fail at 'SingleNoEOL', 'DoubleNoEOL', 'StillEol3', 'Clear1/2' because Rx results in additional line (DirChangeLineBreak)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8]" office:value-type="string" office:string-value="YAT.Model.Test.Transmission.Repeating.LoopbackPairs fail at '*TwoWay' because Rx results in additional line(s) (DirChangeLineBreak)" calcext:value-type="string">
            <text:p>YAT.Model.Test.Transmission.Repeating.LoopbackPair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9]" office:value-type="string" office:string-value="YAT.Model.Test.Transmission.TwoWay.LoopbackSelfs fail because Rx results in additional line(s) (DirChangeLineBreak)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90]" office:value-type="string" office:string-value="YAT.Settings.Test.FileVersionsTest [03] of V1.99.5x fail (bugs #232 and #246 &quot;Issues with [Alternate]TolerantXmlSerializer&quot;)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91]" office:value-type="string" office:string-value="YAT.View.Test.StressTest: Note #349 &quot;StressTest uses the current local user's application settings&quot;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45 minute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7"/>
          <table:table-cell table:style-name="ce219" table:formula="of:=CONCATENATE([.A$3]; &quot;.&quot;; COUNTA([.B$5:.B95]); &quot;.&quot;)" office:value-type="string" office:string-value="1.4." calcext:value-type="string">
            <text:p>1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94])+[.G95]" office:value-type="time" office:time-value="PT13H30M00S" calcext:value-type="time">
            <text:p>13:30</text:p>
          </table:table-cell>
          <table:table-cell table:style-name="ce246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95]; COUNTA([.C$96:.C96]); &quot;.&quot;)" office:value-type="string" office:string-value="1.4.1." calcext:value-type="string">
            <text:p>1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95]; COUNTA([.C$96:.C98]); &quot;.&quot;)" office:value-type="string" office:string-value="1.4.2." calcext:value-type="string">
            <text:p>1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Scopes that haven't changed at all since last release may be skipp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2"/>
          <table:table-cell table:number-columns-repeated="2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2"/>
          <table:table-cell table:number-columns-repeated="2"/>
        </table:table-row>
        <table:table-row table:style-name="ro6">
          <table:table-cell table:style-name="ce212" office:value-type="float" office:value="2" calcext:value-type="float">
            <text:p>2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Preparation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77])" office:value-type="time" office:time-value="PT01H40M00S" calcext:value-type="time">
            <text:p>01:40</text:p>
          </table:table-cell>
          <table:table-cell table:style-name="ce238" table:formula="of:=['1. Regression Testing'.$J$3]" office:value-type="time" office:time-value="PT13H30M00S" calcext:value-type="time">
            <text:p>13:30</text:p>
          </table:table-cell>
          <table:table-cell table:style-name="ce244" table:formula="of:=MAX([.I4:.I65577])" office:value-type="time" office:time-value="PT15H10M00S" calcext:value-type="time">
            <text:p>15:10</text:p>
          </table:table-cell>
          <table:table-cell table:style-name="ce249" table:number-columns-repeated="1012"/>
          <table:table-cell table:number-columns-repeated="2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3H45M00S" calcext:value-type="time">
            <text:p>13:4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9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Same reason as abov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11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3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Unit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Same reason as abov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15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17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<text:span text:style-name="T2">*.* throughout "\Trunk\MKY"</text:span><text:span text:style-name="T3"> (337 occurrences)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23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19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<text:span text:style-name="T2">*.* throughout "\Trunk\NUnit"</text:span><text:span text:style-name="T3"> (3 occurrences)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18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21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<text:span text:style-name="T2">*.* throughout "\Trunk\YAT"</text:span><text:span text:style-name="T3"> (225 occurrences)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number-columns-repeated="4"/>
          <table:table-cell office:value-type="string" calcext:value-type="string">
            <text:p>&gt; Also remove 'Development', e.g. '// YAT 2.0 Epsilon Version 1.99.90'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23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all other file headers (*.cs throughout \Trunk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70' and '1.99.75' and replace them as required (former settings are O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5]); &quot;.&quot;)" office:value-type="string" office:string-value="2.1.10." calcext:value-type="string">
            <text:p>2.1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26]); &quot;.&quot;)" office:value-type="string" office:string-value="2.1.11." calcext:value-type="string">
            <text:p>2.1.1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27]); &quot;.&quot;)" office:value-type="string" office:string-value="2.1.12." calcext:value-type="string">
            <text:p>2.1.1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heck the property status of each file (except those of 3<text:span text:style-name="T4">rd</text:span> party assemblies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et installation vers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29])+[.G30]" office:value-type="time" office:time-value="PT13H50M00S" calcext:value-type="time">
            <text:p>13:50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30]; COUNTA([.C$31:.C31]); &quot;.&quot;)" office:value-type="string" office:string-value="2.2.1." calcext:value-type="string">
            <text:p>2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0]; COUNTA([.C$31:.C32]); &quot;.&quot;)" office:value-type="string" office:string-value="2.2.2." calcext:value-type="string">
            <text:p>2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0]; COUNTA([.C$31:.C33]); &quot;.&quot;)" office:value-type="string" office:string-value="2.2.3." calcext:value-type="string">
            <text:p>2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0]; COUNTA([.C$31:.C34]); &quot;.&quot;)" office:value-type="string" office:string-value="2.2.4." calcext:value-type="string">
            <text:p>2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0]; COUNTA([.C$31:.C35]); &quot;.&quot;)" office:value-type="string" office:string-value="2.2.5." calcext:value-type="string">
            <text:p>2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ettings defaults and schema in "YAT\!-Settings\!-Current"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36])+[.G37]" office:value-type="time" office:time-value="PT14H20M00S" calcext:value-type="time">
            <text:p>14:20</text:p>
          </table:table-cell>
          <table:table-cell table:style-name="ce248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37]; COUNTA([.C$38:.C38]); &quot;.&quot;)" office:value-type="string" office:string-value="2.3.1." calcext:value-type="string">
            <text:p>2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37]; COUNTA([.C$38:.C42]); &quot;.&quot;)" office:value-type="string" office:string-value="2.3.2." calcext:value-type="string">
            <text:p>2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4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7]; COUNTA([.C$38:.C47]); &quot;.&quot;)" office:value-type="string" office:string-value="2.3.3." calcext:value-type="string">
            <text:p>2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<text:span text:style-name="T2">*SettingsDefault.xml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7]; COUNTA([.C$38:.C48]); &quot;.&quot;)" office:value-type="string" office:string-value="2.3.4." calcext:value-type="string">
            <text:p>2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ncrease hard-coded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7]; COUNTA([.C$38:.C49]); &quot;.&quot;)" office:value-type="string" office:string-value="2.3.5." calcext:value-type="string">
            <text:p>2.3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7]; COUNTA([.C$38:.C50]); &quot;.&quot;)" office:value-type="string" office:string-value="2.3.6." calcext:value-type="string">
            <text:p>2.3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f version has changed, create file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7]; COUNTA([.C$38:.C51]); &quot;.&quot;)" office:value-type="string" office:string-value="2.3.7." calcext:value-type="string">
            <text:p>2.3.7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and verify <text:span text:style-name="T2">*SettingsDefault.xml</text:span> in det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LocalUser: Restore the &lt;Paths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erminal: Restore the &lt;Log\Root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7]; COUNTA([.C$38:.C56]); &quot;.&quot;)" office:value-type="string" office:string-value="2.3.8." calcext:value-type="string">
            <text:p>2.3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ettingsSchema.xsd</text:span>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style-name="ce167"/>
          <table:table-cell table:style-name="ce219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defaults and schema to settings archive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57])+[.G58]" office:value-type="time" office:time-value="PT14H25M00S" calcext:value-type="time">
            <text:p>14:25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58]; COUNTA([.C$59:.C59]); &quot;.&quot;)" office:value-type="string" office:string-value="2.4.1." calcext:value-type="string">
            <text:p>2.4.1.</text:p>
          </table:table-cell>
          <table:table-cell table:style-name="ce228" office:value-type="string" calcext:value-type="string">
            <text:p></text:p>
          </table:table-cell>
          <table:table-cell table:style-name="ce60" office:value-type="string" calcext:value-type="string">
            <text:p>Archive the upgraded files from "\YAT\!-Settings\!-Current" to "\&lt;New Version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8]; COUNTA([.C$59:.C60]); &quot;.&quot;)" office:value-type="string" office:string-value="2.4.2." calcext:value-type="string">
            <text:p>2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62]); &quot;.&quot;)" office:value-type="string" office:string-value="2.5." calcext:value-type="string">
            <text:p>2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grade settings in settings archive "YAT\!-Settings\!-Current"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61])+[.G62]" office:value-type="time" office:time-value="PT14H55M00S" calcext:value-type="time">
            <text:p>14:55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62]; COUNTA([.C$63:.C63]); &quot;.&quot;)" office:value-type="string" office:string-value="2.5.1." calcext:value-type="string">
            <text:p>2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repare upgra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"YAT Local Settings" folders in "C:\Users\&lt;User&gt;\AppData\Local\YAT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"YAT Local Settings" folders in "C:\Users\&lt;User&gt;\AppData\Roaming\YAT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terminal and workspac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all terminal and workspace files of previous version to "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nnect all test devic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2]; COUNTA([.C$63:.C73]); &quot;.&quot;)" office:value-type="string" office:string-value="2.5.2." calcext:value-type="string">
            <text:p>2.5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2]; COUNTA([.C$63:.C74]); &quot;.&quot;)" office:value-type="string" office:string-value="2.5.3." calcext:value-type="string">
            <text:p>2.5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2]; COUNTA([.C$63:.C75]); &quot;.&quot;)" office:value-type="string" office:string-value="2.5.4." calcext:value-type="string">
            <text:p>2.5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lect 'Release' configur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2]; COUNTA([.C$63:.C76]); &quot;.&quot;)" office:value-type="string" office:string-value="2.5.5." calcext:value-type="string">
            <text:p>2.5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erform upgr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un YAT <text:span text:style-name="T2">not moving or resizing window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each old .yat or .yaw settings file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For .yat, explicitly sav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8"/>&gt; File &gt; Save [Ctrl+S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For .yaw, explicitly save all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8"/>&gt; File &gt; Save All Terminals [Ctrl+Shift+A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8"/>&gt; File &gt; Workspace &gt; Save Workspace [Ctrl+Shift+W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41" office:value-type="string" calcext:value-type="string">
            <text:p><text:s text:c="10"/>(Note: No issue that some of the 6 terminals of 09 are not fully drawn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lose file(s)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For .ya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8"/>&gt; File &gt; Close [Ctrl+F4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41" office:value-type="string" calcext:value-type="string">
            <text:p><text:s text:c="10"/>(Note: Not 'Knigge' to display this standard shortcut in menu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For .ya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8"/>&gt; File &gt; Workspace &gt; Clo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62]; COUNTA([.C$63:.C91]); &quot;.&quot;)" office:value-type="string" office:string-value="2.5.6." calcext:value-type="string">
            <text:p>2.5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to settings archive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92])+[.G93]" office:value-type="time" office:time-value="PT15H05M00S" calcext:value-type="time">
            <text:p>15:05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93]; COUNTA([.C$94:.C94]); &quot;.&quot;)" office:value-type="string" office:string-value="2.6.1." calcext:value-type="string">
            <text:p>2.6.1.</text:p>
          </table:table-cell>
          <table:table-cell table:style-name="ce228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93]; COUNTA([.C$94:.C95]); &quot;.&quot;)" office:value-type="string" office:string-value="2.6.2." calcext:value-type="string">
            <text:p>2.6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93]; COUNTA([.C$94:.C96]); &quot;.&quot;)" office:value-type="string" office:string-value="2.6.3." calcext:value-type="string">
            <text:p>2.6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build and commit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97])+[.G98]" office:value-type="time" office:time-value="PT15H10M00S" calcext:value-type="time">
            <text:p>15:10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21" table:formula="of:=CONCATENATE([.B$98]; COUNTA([.C$99:.C99]); &quot;.&quot;)" office:value-type="string" office:string-value="2.7.1." calcext:value-type="string">
            <text:p>2.7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 table:number-rows-repeated="65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3" calcext:value-type="float">
            <text:p>3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Final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78])" office:value-type="time" office:time-value="PT01H30M00S" calcext:value-type="time">
            <text:p>01:30</text:p>
          </table:table-cell>
          <table:table-cell table:style-name="ce238" table:formula="of:=['2. Preparation'.$J$3]" office:value-type="time" office:time-value="PT15H10M00S" calcext:value-type="time">
            <text:p>15:10</text:p>
          </table:table-cell>
          <table:table-cell table:style-name="ce244" table:formula="of:=MAX([.I4:.I65578])" office:value-type="time" office:time-value="PT16H40M00S" calcext:value-type="time">
            <text:p>16:40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/>
          <table:table-cell table:style-name="ce219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coding style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4])+[.G5]" office:value-type="time" office:time-value="PT15H20M00S" calcext:value-type="time">
            <text:p>15:2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6:.C$6]); &quot;.&quot;)" office:value-type="string" office:string-value="3.1.1." calcext:value-type="string">
            <text:p>3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ssembly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13])+[.G14]" office:value-type="time" office:time-value="PT15H30M00S" calcext:value-type="time">
            <text:p>15:30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9]); &quot;.&quot;)" office:value-type="string" office:string-value="3.2.2." calcext:value-type="string">
            <text:p>3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1]); &quot;.&quot;)" office:value-type="string" office:string-value="3.2.3." calcext:value-type="string">
            <text:p>3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14]; COUNTA([.C$15:.C28]); &quot;.&quot;)" office:value-type="string" office:string-value="3.2.4." calcext:value-type="string">
            <text:p>3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14]; COUNTA([.C$15:.C31]); &quot;.&quot;)" office:value-type="string" office:string-value="3.2.5." calcext:value-type="string">
            <text:p>3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148 expected errors/warning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56 locations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92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utomated test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39])+[.G40]" office:value-type="time" office:time-value="PT16H30M00S" calcext:value-type="time">
            <text:p>16:30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40]; COUNTA([.C$41:.C41]); &quot;.&quot;)" office:value-type="string" office:string-value="3.3.1." calcext:value-type="string">
            <text:p>3.3.1.</text:p>
          </table:table-cell>
          <table:table-cell table:style-name="ce228" office:value-type="string" calcext:value-type="string">
            <text:p></text:p>
          </table:table-cell>
          <table:table-cell table:style-name="ce45" office:value-type="string" calcext:value-type="string">
            <text:p>Ensure that test environment is fully ready (<text:span text:style-name="T1">VSPE, loopbacks, MT-SICS,…</text:span>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/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0]; COUNTA([.C$41:.C43]); &quot;.&quot;)" office:value-type="string" office:string-value="3.3.2." calcext:value-type="string">
            <text:p>3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7]); &quot;.&quot;)" office:value-type="string" office:string-value="3.3.3." calcext:value-type="string">
            <text:p>3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<text:span text:style-name="T2">'Release Test'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9]); &quot;.&quot;)" office:value-type="string" office:string-value="3.3.4." calcext:value-type="string">
            <text:p>3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<text:span text:style-name="T2">'Release Test'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Release" <text:span text:style-name="T2">(Debug @ Regression + Release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Transmission (9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MTSicsDevice (1'1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OneWay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Repeating (4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TwoWay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View.Test (0'30'' but see note below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Known issue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failed tests: Close NUnit, reconfigure USB Hubs, then run first failed test again, then redo for second fail test</text:p>
            <text:p>                                                               =&gt; Don't forget to close and reconfigure after the last test</text:p>
            <text:p>                                                                   (Note that test has successfully completed on release configuration when releasing 1.99.90 on 2018-01-12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Serial.Socket.Test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MTSicsDeviceTest sometimes fails =&gt; Simply run the failed tests again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Repeating.LoopbackPair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45 minutes, and there should be no more find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95]); &quot;.&quot;)" office:value-type="string" office:string-value="3.4." calcext:value-type="string">
            <text:p>3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and commit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94])+[.G95]" office:value-type="time" office:time-value="PT16H40M00S" calcext:value-type="time">
            <text:p>16:40</text:p>
          </table:table-cell>
          <table:table-cell table:style-name="ce248"/>
          <table:table-cell table:style-name="ce167" table:number-columns-repeated="1014"/>
        </table:table-row>
        <table:table-row table:style-name="ro7">
          <table:table-cell table:number-columns-repeated="2"/>
          <table:table-cell table:style-name="ce221" table:formula="of:=CONCATENATE([.B$95]; COUNTA([.C$96:.C96]); &quot;.&quot;)" office:value-type="string" office:string-value="3.4.1." calcext:value-type="string">
            <text:p>3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style-name="ce211"/>
          <table:table-cell table:style-name="ce168" table:number-columns-repeated="2"/>
          <table:table-cell table:style-name="ce256"/>
          <table:table-cell table:style-name="ce211" office:value-type="string" calcext:value-type="string">
            <text:p>132 occurrences totally expected, mainly in ArgsHandler, Diagnostics, Usb, Hid,…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56"/>
          <table:table-cell table:style-name="ce211" table:number-columns-repeated="2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/>
          <table:table-cell table:style-name="ce221" table:formula="of:=CONCATENATE([.B$95]; COUNTA([.C$96:.C102]); &quot;.&quot;)" office:value-type="string" office:string-value="3.4.2." calcext:value-type="string">
            <text:p>3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28"/>
          <table:table-cell office:value-type="string" calcext:value-type="string">
            <text:p>&gt; Match case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28"/>
          <table:table-cell office:value-type="string" calcext:value-type="string">
            <text:p>&gt; No match whole wor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28"/>
          <table:table-cell/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56"/>
          <table:table-cell table:style-name="ce211" office:value-type="string" calcext:value-type="string">
            <text:p>239 occurrences totally expecte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56"/>
          <table:table-cell table:style-name="ce211" office:value-type="string" calcext:value-type="string">
            <text:p>&gt; 4 occurrences expected in Diagnostics and Serializer, others are expected in test and analysis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 table:formula="of:=CONCATENATE([.B$95]; COUNTA([.C$96:.C109]); &quot;.&quot;)" office:value-type="string" office:string-value="3.4.3." calcext:value-type="string">
            <text:p>3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2">revert the modified settings file(s)</text:span></text:p>
          </table:table-cell>
          <table:table-cell table:number-columns-repeated="1019"/>
        </table:table-row>
        <table:table-row table:style-name="ro5" table:number-rows-repeated="654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17" table:default-cell-style-name="ce78"/>
        <table:table-column table:style-name="co18" table:default-cell-style-name="ce78"/>
        <table:table-column table:style-name="co19" table:number-columns-repeated="4" table:default-cell-style-name="ce78"/>
        <table:table-column table:style-name="co11" table:number-columns-repeated="1014" table:default-cell-style-name="ce78"/>
        <table:table-row table:style-name="ro5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5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6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3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6H40M00S" calcext:value-type="time">
            <text:p>16:40</text:p>
          </table:table-cell>
          <table:table-cell table:style-name="ce100" table:formula="of:=MAX([.I4:.I65513])" office:value-type="time" office:time-value="PT17H20M00S" calcext:value-type="time">
            <text:p>17:20</text:p>
          </table:table-cell>
          <table:table-cell table:style-name="ce104" table:number-columns-repeated="1014"/>
        </table:table-row>
        <table:table-row table:style-name="ro5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6H50M00S" calcext:value-type="time">
            <text:p>16:50</text:p>
          </table:table-cell>
          <table:table-cell table:style-name="ce102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/>
          <table:table-cell table:style-name="ce84" table:formula="of:=CONCATENATE([.B$5]; COUNTA([.C$6:.C9]); &quot;.&quot;)" office:value-type="string" office:string-value="4.1.4." calcext:value-type="string">
            <text:p>4.1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Spell check the release notes in wor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10])+[.G11]" office:value-type="time" office:time-value="PT17H00M00S" calcext:value-type="time">
            <text:p>17:0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9])+[.G20]" office:value-type="time" office:time-value="PT17H20M00S" calcext:value-type="time">
            <text:p>17:2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'YAT.Setup.x86|x64' prerequisites for 'Setup'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/>
          <table:table-cell table:style-name="ce84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2">all configurations</text:span> for <text:span text:style-name="T2">all target platforms</text:span>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'YAT' for 'x86'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20]; COUNTA([.C$21:.C32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'YAT' for 'AnyCPU'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5" calcext:value-type="float">
            <text:p>5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Installat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00])" office:value-type="time" office:time-value="PT00H40M00S" calcext:value-type="time">
            <text:p>00:40</text:p>
          </table:table-cell>
          <table:table-cell table:style-name="ce238" table:formula="of:=['4. Build'.$J$3]" office:value-type="time" office:time-value="PT17H20M00S" calcext:value-type="time">
            <text:p>17:20</text:p>
          </table:table-cell>
          <table:table-cell table:style-name="ce244" table:formula="of:=MAX([.I4:.I65500])" office:value-type="time" office:time-value="PT17H55M00S" calcext:value-type="time">
            <text:p>17:5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7"/>
          <table:table-cell table:style-name="ce219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4])+[.G5]" office:value-type="time" office:time-value="PT17H25M00S" calcext:value-type="time">
            <text:p>17:25</text:p>
          </table:table-cell>
          <table:table-cell table:style-name="ce246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5.1.1." calcext:value-type="string">
            <text:p>5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8]); &quot;.&quot;)" office:value-type="string" office:string-value="5.1.2." calcext:value-type="string">
            <text:p>5.1.2.</text:p>
          </table:table-cell>
          <table:table-cell table:style-name="ce228" office:value-type="string" calcext:value-type="string">
            <text:p></text:p>
          </table:table-cell>
          <table:table-cell table:style-name="ce182" office:value-type="string" calcext:value-type="string">
            <text:p>Ensure that previous Local User Settings are availa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previous installed version and create 2 interconnected serial COM port terminal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10]); &quot;.&quot;)" office:value-type="string" office:string-value="5.1.3." calcext:value-type="string">
            <text:p>5.1.3.</text:p>
          </table:table-cell>
          <table:table-cell table:style-name="ce228" office:value-type="string" calcext:value-type="string">
            <text:p></text:p>
          </table:table-cell>
          <table:table-cell table:style-name="ce182" office:value-type="string" calcext:value-type="string">
            <text:p>Ensure that current Local User Settings delet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19" table:formula="of:=CONCATENATE([.A$3]; &quot;.&quot;; COUNTA([.B$5:.B12]); &quot;.&quot;)" office:value-type="string" office:string-value="5.2." calcext:value-type="string">
            <text:p>5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Install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11])+[.G12]" office:value-type="time" office:time-value="PT17H30M00S" calcext:value-type="time">
            <text:p>17:3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12]; COUNTA([.C$13:.C13]); &quot;.&quot;)" office:value-type="string" office:string-value="5.2.1." calcext:value-type="string">
            <text:p>5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15]); &quot;.&quot;)" office:value-type="string" office:string-value="5.3." calcext:value-type="string">
            <text:p>5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after-installation test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11])+[.G15]" office:value-type="time" office:time-value="PT17H55M00S" calcext:value-type="time">
            <text:p>17:5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15]; COUNTA([.C$16:.C16]); &quot;.&quot;)" office:value-type="string" office:string-value="5.3.1." calcext:value-type="string">
            <text:p>5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5" table:number-rows-repeated="65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6" calcext:value-type="float">
            <text:p>6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Packag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13])" office:value-type="time" office:time-value="PT00H30M00S" calcext:value-type="time">
            <text:p>00:3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13])" office:value-type="time" office:time-value="PT18H25M00S" calcext:value-type="time">
            <text:p>18:2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7"/>
          <table:table-cell table:style-name="ce219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ommit and tag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])+[.G5]" office:value-type="time" office:time-value="PT18H10M00S" calcext:value-type="time">
            <text:p>18:10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6.1.1." calcext:value-type="string">
            <text:p>6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7]); &quot;.&quot;)" office:value-type="string" office:string-value="6.1.2." calcext:value-type="string">
            <text:p>6.1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New name e.g. "&lt;...&gt;/tags/yat-1-99-90-epsilon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Message e.g. "YAT 2.0 Epsilon Version 1.99.90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Select 'tags' in tree-view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<text:s text:c="6"/>&gt; Check new tag (Refresh if not visible ye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15]); &quot;.&quot;)" office:value-type="string" office:string-value="6.1.3." calcext:value-type="string">
            <text:p>6.1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17]); &quot;.&quot;)" office:value-type="string" office:string-value="6.2." calcext:value-type="string">
            <text:p>6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ack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14])+[.G17]" office:value-type="time" office:time-value="PT18H25M00S" calcext:value-type="time">
            <text:p>18:2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17]; COUNTA([.C$18:.C18]); &quot;.&quot;)" office:value-type="string" office:string-value="6.2.1." calcext:value-type="string">
            <text:p>6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packages from "Setup"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Assemble bina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"YAT.exe" and "*.dll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7"/>&gt; "\YAT\bin\Release" (AnyCPU) =&gt; x6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7"/>&gt; "\YAT\bin\x86\Release" =&gt; x8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"YATConsole.exe" from that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&gt; Copy info folders <text:span text:style-name="T2">(but not installer folder)</text:span> from installed "C:\Program Files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7]; COUNTA([.C$18:.C26]); &quot;.&quot;)" office:value-type="string" office:string-value="6.2.2." calcext:value-type="string">
            <text:p>6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Zip the 6 distribution fil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Zip in according folder, then move to paren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7]; COUNTA([.C$18:.C28]); &quot;.&quot;)" office:value-type="string" office:string-value="6.2.3." calcext:value-type="string">
            <text:p>6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Name the 6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64_(64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Epsilon_Version-1.99.90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86_(32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Epsilon_Version-1.99.90_x86_(32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64_(64-bit)_binaries_only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86_(32-bit)_binaries_only.zi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7]; COUNTA([.C$18:.C35]); &quot;.&quot;)" office:value-type="string" office:string-value="6.2.4." calcext:value-type="string">
            <text:p>6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5" table:number-rows-repeated="65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7" calcext:value-type="float">
            <text:p>7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Upload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21])" office:value-type="time" office:time-value="PT01H20M00S" calcext:value-type="time">
            <text:p>01:2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21])" office:value-type="time" office:time-value="PT19H15M00S" calcext:value-type="time">
            <text:p>19:1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7"/>
          <table:table-cell table:style-name="ce219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tatistics</text:p>
          </table:table-cell>
          <table:table-cell table:style-name="ce224"/>
          <table:table-cell table:style-name="ce240" office:value-type="time" office:time-value="PT00H20M00S" calcext:value-type="time">
            <text:p>00:20</text:p>
          </table:table-cell>
          <table:table-cell table:style-name="ce246"/>
          <table:table-cell table:style-name="ce240" table:formula="of:=MAX([.I$1:.I4])+[.G5]" office:value-type="time" office:time-value="PT18H15M00S" calcext:value-type="time">
            <text:p>18:15</text:p>
          </table:table-cell>
          <table:table-cell table:style-name="ce246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7.1.1." calcext:value-type="string">
            <text:p>7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67"/>
          <table:table-cell table:style-name="ce219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e upload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7])+[.G8]" office:value-type="time" office:time-value="PT18H25M00S" calcext:value-type="time">
            <text:p>18:25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8]; COUNTA([.C$9:.C9]); &quot;.&quot;)" office:value-type="string" office:string-value="7.2.1." calcext:value-type="string">
            <text:p>7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0]); &quot;.&quot;)" office:value-type="string" office:string-value="7.2.2." calcext:value-type="string">
            <text:p>7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Go to 'SourceForge &gt; YAT &gt; File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1]); &quot;.&quot;)" office:value-type="string" office:string-value="7.2.3." calcext:value-type="string">
            <text:p>7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2]); &quot;.&quot;)" office:value-type="string" office:string-value="7.2.4." calcext:value-type="string">
            <text:p>7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ove current to archive using FileZill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Explicitly sftp://frs.sourceforge.net | y-a-terminal | PW+OTP | 2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/home/pfs/project/y-a-termina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tree view to open the intended archiv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en drag and drop files (incl. RelNotes) to tha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Don't care about '+' symbol, files will get moved anywa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Exit FileZilla, it is not used anymor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9]); &quot;.&quot;)" office:value-type="string" office:string-value="7.2.5." calcext:value-type="string">
            <text:p>7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clude archived RelNotes from statistic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21]); &quot;.&quot;)" office:value-type="string" office:string-value="7.3." calcext:value-type="string">
            <text:p>7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release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20])+[.G21]" office:value-type="time" office:time-value="PT18H55M00S" calcext:value-type="time">
            <text:p>18:5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21]; COUNTA([.C$22:.C22]); &quot;.&quot;)" office:value-type="string" office:string-value="7.3.1." calcext:value-type="string">
            <text:p>7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ntended order: RelNotes – x86 bin – x86.NET – x86 – x64 bin – x64.NET – x64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pload takes approx. 20 minutes (for ~460 MB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1]; COUNTA([.C$22:.C26]); &quot;.&quot;)" office:value-type="string" office:string-value="7.3.2." calcext:value-type="string">
            <text:p>7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1]; COUNTA([.C$22:.C27]); &quot;.&quot;)" office:value-type="string" office:string-value="7.3.3." calcext:value-type="string">
            <text:p>7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clude RelNotes from statistic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1]; COUNTA([.C$22:.C28]); &quot;.&quot;)" office:value-type="string" office:string-value="7.3.4." calcext:value-type="string">
            <text:p>7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replace RelNotes in archive main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1]; COUNTA([.C$22:.C29]); &quot;.&quot;)" office:value-type="string" office:string-value="7.3.5." calcext:value-type="string">
            <text:p>7.3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style-name="ce167"/>
          <table:table-cell table:style-name="ce219" table:formula="of:=CONCATENATE([.A$3]; &quot;.&quot;; COUNTA([.B$5:.B31]); &quot;.&quot;)" office:value-type="string" office:string-value="7.4." calcext:value-type="string">
            <text:p>7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release and release note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30])+[.G31]" office:value-type="time" office:time-value="PT19H05M00S" calcext:value-type="time">
            <text:p>19:0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31]; COUNTA([.C$32:.C32]); &quot;.&quot;)" office:value-type="string" office:string-value="7.4.1." calcext:value-type="string">
            <text:p>7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1]; COUNTA([.C$32:.C34]); &quot;.&quot;)" office:value-type="string" office:string-value="7.4.2." calcext:value-type="string">
            <text:p>7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1]; COUNTA([.C$32:.C35]); &quot;.&quot;)" office:value-type="string" office:string-value="7.4.3." calcext:value-type="string">
            <text:p>7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Ed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31]; COUNTA([.C$32:.C37]); &quot;.&quot;)" office:value-type="string" office:string-value="7.4.4." calcext:value-type="string">
            <text:p>7.4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Extract x64 binaries and execute both .ex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41]); &quot;.&quot;)" office:value-type="string" office:string-value="7.5." calcext:value-type="string">
            <text:p>7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Feature request and bug tracker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40])+[.G41]" office:value-type="time" office:time-value="PT19H15M00S" calcext:value-type="time">
            <text:p>19:15</text:p>
          </table:table-cell>
          <table:table-cell table:style-name="ce248"/>
          <table:table-cell table:number-columns-repeated="1014"/>
        </table:table-row>
        <table:table-row table:style-name="ro5">
          <table:table-cell table:number-columns-repeated="2"/>
          <table:table-cell table:style-name="ce221" table:formula="of:=CONCATENATE([.B$41]; COUNTA([.C$42:.C42]); &quot;.&quot;)" office:value-type="string" office:string-value="7.5.1." calcext:value-type="string">
            <text:p>7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</text:p>
          </table:table-cell>
          <table:table-cell table:number-columns-repeated="1019"/>
        </table:table-row>
        <table:table-row table:style-name="ro5" table:number-rows-repeated="655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58"/>
        <table:table-column table:style-name="co15" table:default-cell-style-name="Default"/>
        <table:table-column table:style-name="co16" table:default-cell-style-name="ce196"/>
        <table:table-column table:style-name="co17" table:default-cell-style-name="Default"/>
        <table:table-column table:style-name="co18" table:default-cell-style-name="Default"/>
        <table:table-column table:style-name="co19" table:default-cell-style-name="ce277"/>
        <table:table-column table:style-name="co19" table:default-cell-style-name="ce283"/>
        <table:table-column table:style-name="co19" table:default-cell-style-name="ce277"/>
        <table:table-column table:style-name="co19" table:default-cell-style-name="ce283"/>
        <table:table-column table:style-name="co11" table:number-columns-repeated="1014" table:default-cell-style-name="Default"/>
        <table:table-row table:style-name="ro5">
          <table:table-cell table:style-name="ce233"/>
          <table:table-cell table:style-name="ce252" table:number-columns-repeated="4"/>
          <table:table-cell table:style-name="ce272" office:value-type="string" calcext:value-type="string">
            <text:p>Duration</text:p>
          </table:table-cell>
          <table:table-cell table:style-name="ce274" office:value-type="string" calcext:value-type="string">
            <text:p>Step</text:p>
          </table:table-cell>
          <table:table-cell table:style-name="ce280"/>
          <table:table-cell table:style-name="ce274" office:value-type="string" calcext:value-type="string">
            <text:p>Total</text:p>
          </table:table-cell>
          <table:table-cell table:style-name="ce280"/>
          <table:table-cell table:style-name="ce252" table:number-columns-repeated="1014"/>
        </table:table-row>
        <table:table-row table:style-name="ro5">
          <table:table-cell table:style-name="ce241"/>
          <table:table-cell table:style-name="ce253" table:number-columns-repeated="4"/>
          <table:table-cell table:style-name="ce273"/>
          <table:table-cell table:style-name="ce275"/>
          <table:table-cell table:style-name="ce281"/>
          <table:table-cell table:style-name="ce275"/>
          <table:table-cell table:style-name="ce281"/>
          <table:table-cell table:style-name="ce253" table:number-columns-repeated="1014"/>
        </table:table-row>
        <table:table-row table:style-name="ro6">
          <table:table-cell table:style-name="ce247" office:value-type="float" office:value="8" calcext:value-type="float">
            <text:p>8.</text:p>
          </table:table-cell>
          <table:table-cell table:style-name="ce254"/>
          <table:table-cell table:style-name="ce260"/>
          <table:table-cell table:style-name="ce262"/>
          <table:table-cell table:style-name="ce254" office:value-type="string" calcext:value-type="string">
            <text:p>Finalization</text:p>
          </table:table-cell>
          <table:table-cell table:style-name="ce260"/>
          <table:table-cell table:style-name="ce276" office:value-type="time" office:time-value="PT00H00M00S" calcext:value-type="time">
            <text:p>00:00</text:p>
          </table:table-cell>
          <table:table-cell table:style-name="ce282" table:formula="of:=[.G3]+SUM([.G4:.G65548])" office:value-type="time" office:time-value="PT03H30M00S" calcext:value-type="time">
            <text:p>03:30</text:p>
          </table:table-cell>
          <table:table-cell table:style-name="ce276" table:formula="of:=['7. Upload'.$J$3]" office:value-type="time" office:time-value="PT19H15M00S" calcext:value-type="time">
            <text:p>19:15</text:p>
          </table:table-cell>
          <table:table-cell table:style-name="ce282" table:formula="of:=MAX([.I4:.I65548])" office:value-type="time" office:time-value="PT22H15M00S" calcext:value-type="time">
            <text:p>22:15</text:p>
          </table:table-cell>
          <table:table-cell table:style-name="ce287" table:number-columns-repeated="1014"/>
        </table:table-row>
        <table:table-row table:style-name="ro5">
          <table:table-cell table:style-name="ce250"/>
          <table:table-cell table:style-name="ce255"/>
          <table:table-cell table:number-columns-repeated="1022"/>
        </table:table-row>
        <table:table-row table:style-name="ro5">
          <table:table-cell table:style-name="ce189"/>
          <table:table-cell table:style-name="ce257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61"/>
          <table:table-cell table:style-name="ce263"/>
          <table:table-cell table:style-name="ce261" office:value-type="string" calcext:value-type="string">
            <text:p>Submit news</text:p>
          </table:table-cell>
          <table:table-cell table:style-name="ce261"/>
          <table:table-cell table:style-name="ce278" office:value-type="time" office:time-value="PT00H15M00S" calcext:value-type="time">
            <text:p>00:15</text:p>
          </table:table-cell>
          <table:table-cell table:style-name="ce284"/>
          <table:table-cell table:style-name="ce278" table:formula="of:=MAX([.I$1:.I4])+[.G5]" office:value-type="time" office:time-value="PT19H30M00S" calcext:value-type="time">
            <text:p>19:30</text:p>
          </table:table-cell>
          <table:table-cell table:style-name="ce284"/>
          <table:table-cell table:style-name="ce189" table:number-columns-repeated="1014"/>
        </table:table-row>
        <table:table-row table:style-name="ro5">
          <table:table-cell table:number-columns-repeated="2"/>
          <table:table-cell table:style-name="ce258" table:formula="of:=CONCATENATE([.B$5]; COUNTA([.C$6:.C6]); &quot;.&quot;)" office:value-type="string" office:string-value="8.1.1." calcext:value-type="string">
            <text:p>8.1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58" table:formula="of:=CONCATENATE([.B$5]; COUNTA([.C$6:.C7]); &quot;.&quot;)" office:value-type="string" office:string-value="8.1.2." calcext:value-type="string">
            <text:p>8.1.2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58"/>
          <table:table-cell table:style-name="ce265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58"/>
          <table:table-cell table:style-name="ce265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58"/>
          <table:table-cell table:style-name="ce265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58"/>
          <table:table-cell table:style-name="ce265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89"/>
          <table:table-cell table:style-name="ce257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261"/>
          <table:table-cell table:style-name="ce263"/>
          <table:table-cell table:style-name="ce261" office:value-type="string" calcext:value-type="string">
            <text:p>Send e-mail to the YAT mailing list (Attention: Mail delay up to 60 min !!!)</text:p>
          </table:table-cell>
          <table:table-cell table:style-name="ce261"/>
          <table:table-cell table:style-name="ce278" office:value-type="time" office:time-value="PT00H15M00S" calcext:value-type="time">
            <text:p>00:15</text:p>
          </table:table-cell>
          <table:table-cell table:style-name="ce284"/>
          <table:table-cell table:style-name="ce278" table:formula="of:=MAX([.I$1:.I12])+[.G13]" office:value-type="time" office:time-value="PT19H45M00S" calcext:value-type="time">
            <text:p>19:45</text:p>
          </table:table-cell>
          <table:table-cell table:style-name="ce286"/>
          <table:table-cell table:style-name="ce189" table:number-columns-repeated="1014"/>
        </table:table-row>
        <table:table-row table:style-name="ro5">
          <table:table-cell table:number-columns-repeated="2"/>
          <table:table-cell table:style-name="ce258" table:formula="of:=CONCATENATE([.B$13]; COUNTA([.C$14:.C14]); &quot;.&quot;)" office:value-type="string" office:string-value="8.2.1." calcext:value-type="string">
            <text:p>8.2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58"/>
          <table:table-cell table:style-name="ce265"/>
          <table:table-cell office:value-type="string" calcext:value-type="string">
            <text:p>&gt; Make sure that links are updated completely, i.e. link text and link itself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58"/>
          <table:table-cell table:style-name="ce265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8" table:formula="of:=CONCATENATE([.B$13]; COUNTA([.C$14:.C17]); &quot;.&quot;)" office:value-type="string" office:string-value="8.2.2." calcext:value-type="string">
            <text:p>8.2.2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58" table:formula="of:=CONCATENATE([.B$13]; COUNTA([.C$14:.C18]); &quot;.&quot;)" office:value-type="string" office:string-value="8.2.3." calcext:value-type="string">
            <text:p>8.2.3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58" table:formula="of:=CONCATENATE([.B$13]; COUNTA([.C$14:.C19]); &quot;.&quot;)" office:value-type="string" office:string-value="8.2.4." calcext:value-type="string">
            <text:p>8.2.4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58" table:formula="of:=CONCATENATE([.B$13]; COUNTA([.C$14:.C20]); &quot;.&quot;)" office:value-type="string" office:string-value="8.2.5." calcext:value-type="string">
            <text:p>8.2.5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58"/>
          <table:table-cell table:style-name="ce265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58" table:formula="of:=CONCATENATE([.B$13]; COUNTA([.C$14:.C22]); &quot;.&quot;)" office:value-type="string" office:string-value="8.2.6." calcext:value-type="string">
            <text:p>8.2.6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58"/>
          <table:table-cell table:style-name="ce265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58" table:formula="of:=CONCATENATE([.B$13]; COUNTA([.C$14:.C24]); &quot;.&quot;)" office:value-type="string" office:string-value="8.2.7." calcext:value-type="string">
            <text:p>8.2.7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8" table:formula="of:=CONCATENATE([.B$13]; COUNTA([.C$14:.C25]); &quot;.&quot;)" office:value-type="string" office:string-value="8.2.8." calcext:value-type="string">
            <text:p>8.2.8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Accept e-mail as moderator in mailma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8"/>
          <table:table-cell table:style-name="ce265"/>
          <table:table-cell office:value-type="string" calcext:value-type="string">
            <text:p>&gt; May take up to 60 min until possi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8"/>
          <table:table-cell table:style-name="ce265"/>
          <table:table-cell office:value-type="string" calcext:value-type="string">
            <text:p>&gt; Mail may also be delayed up to 60 mi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89"/>
          <table:table-cell table:style-name="ce257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61"/>
          <table:table-cell table:style-name="ce263"/>
          <table:table-cell table:style-name="ce261" office:value-type="string" calcext:value-type="string">
            <text:p>Cleanup</text:p>
          </table:table-cell>
          <table:table-cell table:style-name="ce261"/>
          <table:table-cell table:style-name="ce278" office:value-type="time" office:time-value="PT00H15M00S" calcext:value-type="time">
            <text:p>00:15</text:p>
          </table:table-cell>
          <table:table-cell table:style-name="ce284"/>
          <table:table-cell table:style-name="ce278" table:formula="of:=MAX([.I$1:.I28])+[.G29]" office:value-type="time" office:time-value="PT20H00M00S" calcext:value-type="time">
            <text:p>20:00</text:p>
          </table:table-cell>
          <table:table-cell table:style-name="ce286"/>
          <table:table-cell table:style-name="ce189" table:number-columns-repeated="1014"/>
        </table:table-row>
        <table:table-row table:style-name="ro1">
          <table:table-cell table:number-columns-repeated="2"/>
          <table:table-cell table:style-name="ce258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8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Send thanks mail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8"/>
          <table:table-cell table:style-name="ce265"/>
          <table:table-cell office:value-type="string" calcext:value-type="string">
            <text:p>&gt; People who are waiting for release / had dropbox access / gave feedback (YAT, MT, HFU,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8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Remove preliminiaries from drop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8"/>
          <table:table-cell table:style-name="ce265"/>
          <table:table-cell office:value-type="string" calcext:value-type="string">
            <text:p>&gt; Keep one preliminary as template for next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8" table:formula="of:=CONCATENATE([.B$29]; COUNTA([.C$30:.C35]); &quot;.&quot;)" office:value-type="string" office:string-value="8.3.4." calcext:value-type="string">
            <text:p>8.3.4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Remove people from drop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8"/>
          <table:table-cell table:style-name="ce265"/>
          <table:table-cell office:value-type="string" calcext:value-type="string">
            <text:p>&gt; Also send mail to MT to do the same ther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8" table:formula="of:=CONCATENATE([.B$29]; COUNTA([.C$30:.C37]); &quot;.&quot;)" office:value-type="string" office:string-value="8.3.5." calcext:value-type="string">
            <text:p>8.3.5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8"/>
          <table:table-cell table:style-name="ce265"/>
          <table:table-cell table:number-columns-repeated="1020"/>
        </table:table-row>
        <table:table-row table:style-name="ro1">
          <table:table-cell table:style-name="ce189"/>
          <table:table-cell table:style-name="ce257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261"/>
          <table:table-cell table:style-name="ce263"/>
          <table:table-cell table:style-name="ce261" office:value-type="string" calcext:value-type="string">
            <text:p>Upgrade tools</text:p>
          </table:table-cell>
          <table:table-cell table:style-name="ce261"/>
          <table:table-cell table:style-name="ce278" office:value-type="time" office:time-value="PT01H00M00S" calcext:value-type="time">
            <text:p>01:00</text:p>
          </table:table-cell>
          <table:table-cell table:style-name="ce284"/>
          <table:table-cell table:style-name="ce278" table:formula="of:=MAX([.I$1:.I28])+[.G39]" office:value-type="time" office:time-value="PT20H45M00S" calcext:value-type="time">
            <text:p>20:45</text:p>
          </table:table-cell>
          <table:table-cell table:style-name="ce286"/>
          <table:table-cell table:style-name="ce189" table:number-columns-repeated="1014"/>
        </table:table-row>
        <table:table-row table:style-name="ro1">
          <table:table-cell table:number-columns-repeated="2"/>
          <table:table-cell table:style-name="ce258" table:formula="of:=CONCATENATE([.B$39]; COUNTA([.C$40:.C40]); &quot;.&quot;)" office:value-type="string" office:string-value="8.4.1." calcext:value-type="string">
            <text:p>8.4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Check for updates of Visual Studio and extens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8"/>
          <table:table-cell table:style-name="ce265"/>
          <table:table-cell office:value-type="string" calcext:value-type="string">
            <text:p>&gt; In case of update, install everything including extens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8" table:formula="of:=CONCATENATE([.B$39]; COUNTA([.C$40:.C42]); &quot;.&quot;)" office:value-type="string" office:string-value="8.4.2." calcext:value-type="string">
            <text:p>8.4.2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8" table:formula="of:=CONCATENATE([.B$39]; COUNTA([.C$40:.C43]); &quot;.&quot;)" office:value-type="string" office:string-value="8.4.3." calcext:value-type="string">
            <text:p>8.4.3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Also check for updates of TortoiseG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89"/>
          <table:table-cell table:style-name="ce257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261"/>
          <table:table-cell table:style-name="ce263"/>
          <table:table-cell table:style-name="ce261" office:value-type="string" calcext:value-type="string">
            <text:p>Recreate and verify working copy</text:p>
          </table:table-cell>
          <table:table-cell table:style-name="ce261"/>
          <table:table-cell table:style-name="ce278" office:value-type="time" office:time-value="PT00H15M00S" calcext:value-type="time">
            <text:p>00:15</text:p>
          </table:table-cell>
          <table:table-cell table:style-name="ce284"/>
          <table:table-cell table:style-name="ce278" table:formula="of:=MAX([.I$1:.I37])+[.G45]" office:value-type="time" office:time-value="PT20H15M00S" calcext:value-type="time">
            <text:p>20:15</text:p>
          </table:table-cell>
          <table:table-cell table:style-name="ce286"/>
          <table:table-cell table:style-name="ce189" table:number-columns-repeated="1014"/>
        </table:table-row>
        <table:table-row table:style-name="ro5">
          <table:table-cell table:number-columns-repeated="2"/>
          <table:table-cell table:style-name="ce258" table:formula="of:=CONCATENATE([.B$45]; COUNTA([.C$46:.C46]); &quot;.&quot;)" office:value-type="string" office:string-value="8.5.1." calcext:value-type="string">
            <text:p>8.5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58" table:formula="of:=CONCATENATE([.B$45]; COUNTA([.C$46:.C47]); &quot;.&quot;)" office:value-type="string" office:string-value="8.5.2." calcext:value-type="string">
            <text:p>8.5.2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58" table:formula="of:=CONCATENATE([.B$45]; COUNTA([.C$46:.C48]); &quot;.&quot;)" office:value-type="string" office:string-value="8.5.3." calcext:value-type="string">
            <text:p>8.5.3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58" table:formula="of:=CONCATENATE([.B$45]; COUNTA([.C$46:.C49]); &quot;.&quot;)" office:value-type="string" office:string-value="8.5.4." calcext:value-type="string">
            <text:p>8.5.4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8"/>
          <table:table-cell table:style-name="ce265"/>
          <table:table-cell office:value-type="string" calcext:value-type="string">
            <text:p>&gt; Make sure that only "...\code\trunk\" is checked out, not the whole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58" table:formula="of:=CONCATENATE([.B$45]; COUNTA([.C$46:.C51]); &quot;.&quot;)" office:value-type="string" office:string-value="8.5.5." calcext:value-type="string">
            <text:p>8.5.5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8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8" table:formula="of:=CONCATENATE([.B$45]; COUNTA([.C$46:.C53]); &quot;.&quot;)" office:value-type="string" office:string-value="8.5.7." calcext:value-type="string">
            <text:p>8.5.7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Set 'YAT.Tes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8" table:formula="of:=CONCATENATE([.B$45]; COUNTA([.C$46:.C54]); &quot;.&quot;)" office:value-type="string" office:string-value="8.5.8." calcext:value-type="string">
            <text:p>8.5.8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8" table:formula="of:=CONCATENATE([.B$45]; COUNTA([.C$46:.C55]); &quot;.&quot;)" office:value-type="string" office:string-value="8.5.9." calcext:value-type="string">
            <text:p>8.5.9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8"/>
          <table:table-cell table:style-name="ce294"/>
          <table:table-cell office:value-type="string" calcext:value-type="string">
            <text:p>&gt; Set 'YAT' as the active startup configur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8"/>
          <table:table-cell table:style-name="ce294"/>
          <table:table-cell office:value-type="string" calcext:value-type="string">
            <text:p>&gt; Build 'Setup with Prerequisites' to ensure that VSI properly build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8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8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Set 'Debug' as the active solution configuratio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89"/>
          <table:table-cell table:style-name="ce257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261"/>
          <table:table-cell table:style-name="ce263"/>
          <table:table-cell table:style-name="ce261" office:value-type="string" calcext:value-type="string">
            <text:p>Archive</text:p>
          </table:table-cell>
          <table:table-cell table:style-name="ce261"/>
          <table:table-cell table:style-name="ce278" office:value-type="time" office:time-value="PT00H15M00S" calcext:value-type="time">
            <text:p>00:15</text:p>
          </table:table-cell>
          <table:table-cell table:style-name="ce284"/>
          <table:table-cell table:style-name="ce278" table:formula="of:=MAX([.I$1:.I60])+[.G61]" office:value-type="time" office:time-value="PT21H00M00S" calcext:value-type="time">
            <text:p>21:00</text:p>
          </table:table-cell>
          <table:table-cell table:style-name="ce286"/>
          <table:table-cell table:style-name="ce189" table:number-columns-repeated="1014"/>
        </table:table-row>
        <table:table-row table:style-name="ro5">
          <table:table-cell table:number-columns-repeated="2"/>
          <table:table-cell table:style-name="ce258" table:formula="of:=CONCATENATE([.B$61]; COUNTA([.C$62:.C62]); &quot;.&quot;)" office:value-type="string" office:string-value="8.6.1." calcext:value-type="string">
            <text:p>8.6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"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58"/>
          <table:table-cell table:style-name="ce265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8" table:formula="of:=CONCATENATE([.B$61]; COUNTA([.C$62:.C64]); &quot;.&quot;)" office:value-type="string" office:string-value="8.6.2." calcext:value-type="string">
            <text:p>8.6.2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Pack the copy into a properly named zi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58" table:formula="of:=CONCATENATE([.B$61]; COUNTA([.C$62:.C65]); &quot;.&quot;)" office:value-type="string" office:string-value="8.6.3." calcext:value-type="string">
            <text:p>8.6.3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8" table:formula="of:=CONCATENATE([.B$61]; COUNTA([.C$62:.C66]); &quot;.&quot;)" office:value-type="string" office:string-value="8.6.4." calcext:value-type="string">
            <text:p>8.6.4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Extract the x64 binaries to the working copy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8"/>
          <table:table-cell table:style-name="ce265"/>
          <table:table-cell table:number-columns-repeated="1020"/>
        </table:table-row>
        <table:table-row table:style-name="ro1">
          <table:table-cell/>
          <table:table-cell table:style-name="ce257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61"/>
          <table:table-cell table:style-name="ce263"/>
          <table:table-cell table:style-name="ce261" office:value-type="string" calcext:value-type="string">
            <text:p>Backup</text:p>
          </table:table-cell>
          <table:table-cell table:style-name="ce261"/>
          <table:table-cell table:style-name="ce278" office:value-type="time" office:time-value="PT01H00M00S" calcext:value-type="time">
            <text:p>01:00</text:p>
          </table:table-cell>
          <table:table-cell table:style-name="ce284"/>
          <table:table-cell table:style-name="ce278" table:formula="of:=MAX([.I$1:.I63])+[.G68]" office:value-type="time" office:time-value="PT22H00M00S" calcext:value-type="time">
            <text:p>22:00</text:p>
          </table:table-cell>
          <table:table-cell table:style-name="ce286"/>
          <table:table-cell table:number-columns-repeated="1014"/>
        </table:table-row>
        <table:table-row table:style-name="ro1">
          <table:table-cell table:number-columns-repeated="2"/>
          <table:table-cell table:style-name="ce258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8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Manually backup onto offline dis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57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261"/>
          <table:table-cell table:style-name="ce263"/>
          <table:table-cell table:style-name="ce261" office:value-type="string" calcext:value-type="string">
            <text:p>Update and verify working copy (wait for a few days in case of a severe issue)</text:p>
          </table:table-cell>
          <table:table-cell table:style-name="ce261"/>
          <table:table-cell table:style-name="ce278" office:value-type="time" office:time-value="PT00H15M00S" calcext:value-type="time">
            <text:p>00:15</text:p>
          </table:table-cell>
          <table:table-cell table:style-name="ce284"/>
          <table:table-cell table:style-name="ce278" table:formula="of:=MAX([.I$1:.I72])+[.G73]" office:value-type="time" office:time-value="PT22H15M00S" calcext:value-type="time">
            <text:p>22:15</text:p>
          </table:table-cell>
          <table:table-cell table:style-name="ce286"/>
          <table:table-cell table:number-columns-repeated="1014"/>
        </table:table-row>
        <table:table-row table:style-name="ro5">
          <table:table-cell table:style-name="ce289"/>
          <table:table-cell table:style-name="ce291"/>
          <table:table-cell table:style-name="ce291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Increment product version in ALAZ.Version</text:p>
          </table:table-cell>
          <table:table-cell table:style-name="ce289"/>
          <table:table-cell table:style-name="ce298"/>
          <table:table-cell table:style-name="ce300"/>
          <table:table-cell table:style-name="ce298"/>
          <table:table-cell table:style-name="ce300"/>
          <table:table-cell table:style-name="ce289" table:number-columns-repeated="1014"/>
        </table:table-row>
        <table:table-row table:style-name="ro1">
          <table:table-cell table:style-name="ce289"/>
          <table:table-cell table:style-name="ce291"/>
          <table:table-cell table:style-name="ce291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Increment product version in netrtfwriter AssemblyInfo</text:p>
          </table:table-cell>
          <table:table-cell table:style-name="ce289"/>
          <table:table-cell table:style-name="ce298"/>
          <table:table-cell table:style-name="ce300"/>
          <table:table-cell table:style-name="ce298"/>
          <table:table-cell table:style-name="ce300"/>
          <table:table-cell table:style-name="ce289" table:number-columns-repeated="1014"/>
        </table:table-row>
        <table:table-row table:style-name="ro5">
          <table:table-cell table:style-name="ce289"/>
          <table:table-cell table:style-name="ce291"/>
          <table:table-cell table:style-name="ce291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Increment product version in MKY.Version</text:p>
          </table:table-cell>
          <table:table-cell table:style-name="ce289"/>
          <table:table-cell table:style-name="ce298"/>
          <table:table-cell table:style-name="ce300"/>
          <table:table-cell table:style-name="ce298"/>
          <table:table-cell table:style-name="ce300"/>
          <table:table-cell table:style-name="ce289" table:number-columns-repeated="1014"/>
        </table:table-row>
        <table:table-row table:style-name="ro1">
          <table:table-cell table:style-name="ce289"/>
          <table:table-cell table:style-name="ce291"/>
          <table:table-cell table:style-name="ce291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Set product version in MKY file headers <text:span text:style-name="T2">*.* throughout "\Trunk\MKY"</text:span><text:span text:style-name="T3"> (337 occurrences)</text:span></text:p>
          </table:table-cell>
          <table:table-cell table:style-name="ce289"/>
          <table:table-cell table:style-name="ce298"/>
          <table:table-cell table:style-name="ce300"/>
          <table:table-cell table:style-name="ce298"/>
          <table:table-cell table:style-name="ce300"/>
          <table:table-cell table:style-name="ce289" table:number-columns-repeated="1014"/>
        </table:table-row>
        <table:table-row table:style-name="ro7">
          <table:table-cell table:style-name="ce289"/>
          <table:table-cell table:style-name="ce291"/>
          <table:table-cell table:style-name="ce289"/>
          <table:table-cell table:style-name="ce107"/>
          <table:table-cell table:style-name="ce289" office:value-type="string" calcext:value-type="string">
            <text:p>&gt; Add 'Development', e.g. '// MKY Development Version 1.0.14'</text:p>
          </table:table-cell>
          <table:table-cell table:style-name="ce289"/>
          <table:table-cell table:style-name="ce298"/>
          <table:table-cell table:style-name="ce300"/>
          <table:table-cell table:style-name="ce298"/>
          <table:table-cell table:style-name="ce300"/>
          <table:table-cell table:style-name="ce289" table:number-columns-repeated="1014"/>
        </table:table-row>
        <table:table-row table:style-name="ro1">
          <table:table-cell table:style-name="ce289"/>
          <table:table-cell table:style-name="ce291"/>
          <table:table-cell table:style-name="ce291" table:formula="of:=CONCATENATE([.B$73]; COUNTA([.C$74:.C79]); &quot;.&quot;)" office:value-type="string" office:string-value="8.8.5." calcext:value-type="string">
            <text:p>8.8.5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Increment product version in netrtfwriter\RtfWriter\Properties\AssemblyInfo.cs</text:p>
          </table:table-cell>
          <table:table-cell table:style-name="ce289"/>
          <table:table-cell table:style-name="ce298"/>
          <table:table-cell table:style-name="ce300"/>
          <table:table-cell table:style-name="ce298"/>
          <table:table-cell table:style-name="ce300"/>
          <table:table-cell table:style-name="ce289" table:number-columns-repeated="1014"/>
        </table:table-row>
        <table:table-row table:style-name="ro5">
          <table:table-cell table:style-name="ce289"/>
          <table:table-cell table:style-name="ce291"/>
          <table:table-cell table:style-name="ce291" table:formula="of:=CONCATENATE([.B$73]; COUNTA([.C$74:.C80]); &quot;.&quot;)" office:value-type="string" office:string-value="8.8.6." calcext:value-type="string">
            <text:p>8.8.6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Increment product version in NUnit.Version</text:p>
          </table:table-cell>
          <table:table-cell table:style-name="ce289"/>
          <table:table-cell table:style-name="ce298"/>
          <table:table-cell table:style-name="ce300"/>
          <table:table-cell table:style-name="ce298"/>
          <table:table-cell table:style-name="ce300"/>
          <table:table-cell table:style-name="ce289" table:number-columns-repeated="1014"/>
        </table:table-row>
        <table:table-row table:style-name="ro1">
          <table:table-cell table:style-name="ce289"/>
          <table:table-cell table:style-name="ce291"/>
          <table:table-cell table:style-name="ce291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Set product version in NUnit file headers <text:span text:style-name="T2">*.* throughout "\Trunk\NUnit"</text:span><text:span text:style-name="T3"> (3 occurrences)</text:span></text:p>
          </table:table-cell>
          <table:table-cell table:style-name="ce289"/>
          <table:table-cell table:style-name="ce298"/>
          <table:table-cell table:style-name="ce300"/>
          <table:table-cell table:style-name="ce298"/>
          <table:table-cell table:style-name="ce300"/>
          <table:table-cell table:style-name="ce289" table:number-columns-repeated="1014"/>
        </table:table-row>
        <table:table-row table:style-name="ro7">
          <table:table-cell table:style-name="ce289"/>
          <table:table-cell table:style-name="ce291"/>
          <table:table-cell table:style-name="ce289"/>
          <table:table-cell table:style-name="ce107"/>
          <table:table-cell table:style-name="ce289" office:value-type="string" calcext:value-type="string">
            <text:p>&gt; Add 'Development', e.g. '// NUnit Development Version 1.0.11'</text:p>
          </table:table-cell>
          <table:table-cell table:style-name="ce289"/>
          <table:table-cell table:style-name="ce298"/>
          <table:table-cell table:style-name="ce300"/>
          <table:table-cell table:style-name="ce298"/>
          <table:table-cell table:style-name="ce300"/>
          <table:table-cell table:style-name="ce289" table:number-columns-repeated="1014"/>
        </table:table-row>
        <table:table-row table:style-name="ro5">
          <table:table-cell table:style-name="ce289"/>
          <table:table-cell table:style-name="ce291"/>
          <table:table-cell table:style-name="ce291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Increment product version in YAT.Version</text:p>
          </table:table-cell>
          <table:table-cell table:style-name="ce289"/>
          <table:table-cell table:style-name="ce298"/>
          <table:table-cell table:style-name="ce300"/>
          <table:table-cell table:style-name="ce298"/>
          <table:table-cell table:style-name="ce300"/>
          <table:table-cell table:style-name="ce289" table:number-columns-repeated="1014"/>
        </table:table-row>
        <table:table-row table:style-name="ro1">
          <table:table-cell table:style-name="ce289"/>
          <table:table-cell table:style-name="ce291"/>
          <table:table-cell table:style-name="ce291" table:formula="of:=CONCATENATE([.B$73]; COUNTA([.C$74:.C84]); &quot;.&quot;)" office:value-type="string" office:string-value="8.8.9." calcext:value-type="string">
            <text:p>8.8.9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Set product version in YAT file headers <text:span text:style-name="T2">*.* throughout "\Trunk\YAT"</text:span><text:span text:style-name="T3"> (225 occurrences)</text:span></text:p>
          </table:table-cell>
          <table:table-cell table:style-name="ce289"/>
          <table:table-cell table:style-name="ce298"/>
          <table:table-cell table:style-name="ce300"/>
          <table:table-cell table:style-name="ce298"/>
          <table:table-cell table:style-name="ce300"/>
          <table:table-cell table:style-name="ce289" table:number-columns-repeated="1014"/>
        </table:table-row>
        <table:table-row table:style-name="ro7">
          <table:table-cell table:style-name="ce289"/>
          <table:table-cell table:style-name="ce291"/>
          <table:table-cell table:style-name="ce289"/>
          <table:table-cell table:style-name="ce107"/>
          <table:table-cell table:style-name="ce289" office:value-type="string" calcext:value-type="string">
            <text:p>&gt; Add 'Development', e.g. '// YAT 2.0 Gamma 2 Development Version 1.99.35'</text:p>
          </table:table-cell>
          <table:table-cell table:style-name="ce289"/>
          <table:table-cell table:style-name="ce298"/>
          <table:table-cell table:style-name="ce300"/>
          <table:table-cell table:style-name="ce298"/>
          <table:table-cell table:style-name="ce300"/>
          <table:table-cell table:style-name="ce289" table:number-columns-repeated="1014"/>
        </table:table-row>
        <table:table-row table:style-name="ro5">
          <table:table-cell table:style-name="ce289"/>
          <table:table-cell table:style-name="ce291"/>
          <table:table-cell table:style-name="ce291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Set product name post fix in "YAT.Application.ApplicationEx"</text:p>
          </table:table-cell>
          <table:table-cell table:style-name="ce289"/>
          <table:table-cell table:style-name="ce298"/>
          <table:table-cell table:style-name="ce300"/>
          <table:table-cell table:style-name="ce298"/>
          <table:table-cell table:style-name="ce300"/>
          <table:table-cell table:style-name="ce289" table:number-columns-repeated="1014"/>
        </table:table-row>
        <table:table-row table:style-name="ro5">
          <table:table-cell table:style-name="ce289"/>
          <table:table-cell table:style-name="ce291" table:number-columns-repeated="2"/>
          <table:table-cell table:style-name="ce294"/>
          <table:table-cell table:style-name="ce289" office:value-type="string" calcext:value-type="string">
            <text:p>&gt; Add 'Development' to clearly state that files are non-released revisions</text:p>
          </table:table-cell>
          <table:table-cell table:style-name="ce289"/>
          <table:table-cell table:style-name="ce298"/>
          <table:table-cell table:style-name="ce300"/>
          <table:table-cell table:style-name="ce298"/>
          <table:table-cell table:style-name="ce300"/>
          <table:table-cell table:style-name="ce289" table:number-columns-repeated="1014"/>
        </table:table-row>
        <table:table-row table:style-name="ro5">
          <table:table-cell table:number-columns-repeated="2"/>
          <table:table-cell table:style-name="ce258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58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5" table:number-rows-repeated="6546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7:'0. Overview'.C4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.00.0000</text:date>, <text:time style:data-style-name="N2" text:time-value="18:23:22.42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4DT10H1M14S</meta:editing-duration>
    <meta:editing-cycles>338</meta:editing-cycles>
    <meta:generator>LibreOffice/5.3.0.3$Windows_X86_64 LibreOffice_project/7074905676c47b82bbcfbea1aeefc84afe1c50e1</meta:generator>
    <meta:initial-creator>Matthias Kläy</meta:initial-creator>
    <dc:date>2018-01-12T18:33:00.498000000</dc:date>
    <meta:print-date>2017-12-28T19:44:36.870000000</meta:print-date>
    <meta:document-statistic meta:table-count="9" meta:cell-count="1246" meta:object-count="0"/>
  </office:meta>
</office:document-meta>
</file>